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00000021CE08D8F12B5E545E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09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1109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1145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117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  <style:text-properties fo:color="#dddddd"/>
    </style:style>
    <style:style style:name="P2" style:family="paragraph">
      <loext:graphic-properties draw:fill="none"/>
      <style:paragraph-properties style:writing-mode="lr-tb" style:font-independent-line-spacing="true"/>
      <style:text-properties fo:color="#dddddd" fo:background-color="transparen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/>
      </style:paragraph-properties>
      <style:text-properties fo:color="#9999ff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/>
      </style:paragraph-properties>
      <style:text-properties fo:color="#9999ff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eeeeee"/>
    </style:style>
    <style:style style:name="P9" style:family="paragraph">
      <loext:graphic-properties draw:fill="none"/>
      <style:paragraph-properties style:writing-mode="lr-tb" style:font-independent-line-spacing="true"/>
      <style:text-properties fo:color="#eeeeee"/>
    </style:style>
    <style:style style:name="P10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fo:color="#9999ff"/>
    </style:style>
    <style:style style:name="P11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  <style:text-properties fo:color="#9999ff"/>
    </style:style>
    <style:style style:name="P12" style:family="paragraph">
      <loext:graphic-properties draw:fill="none"/>
      <style:paragraph-properties style:writing-mode="lr-tb" style:font-independent-line-spacing="true"/>
      <style:text-properties fo:color="#9999ff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ffffff"/>
    </style:style>
    <style:style style:name="P14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T1" style:family="text">
      <style:text-properties fo:font-variant="normal" fo:text-transform="none" fo:color="#dddddd" style:text-line-through-style="none" style:text-line-through-type="none" style:text-position="0% 100%" style:font-name="Corbel1" fo:font-size="96pt" fo:letter-spacing="-0.106cm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9999ff" style:text-line-through-style="none" style:text-line-through-type="none" style:text-position="0% 100%" style:font-name="Corbe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Corbel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9999ff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9999ff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4cm" svg:height="4.56cm" svg:x="6.138cm" svg:y="12.4cm" presentation:class="title">
          <draw:text-box>
            <text:p text:style-name="P1"><text:span text:style-name="T1">ADO.NET</text:span></text:p>
          </draw:text-box>
        </draw:frame>
        <draw:frame draw:name="Subtitle 2" presentation:style-name="pr2" draw:text-style-name="P4" draw:layer="layout" svg:width="25.4cm" svg:height="2.095cm" svg:x="6.138cm" svg:y="10.262cm" presentation:class="subtitle" presentation:user-transformed="true">
          <draw:text-box>
            <text:p text:style-name="P3"><text:span text:style-name="T2">Working with</text:span></text:p>
          </draw:text-box>
        </draw:frame>
        <presentation:notes draw:style-name="dp2">
          <draw:page-thumbnail draw:name="Slide Image Placeholder 1" draw:style-name="gr1" draw:layer="layout" svg:width="15.24cm" svg:height="8.572cm" svg:x="1.905cm" svg:y="3.175cm" draw:page-number="1" presentation:class="page"/>
          <draw:frame draw:name="Notes Placeholder 2" presentation:style-name="pr3" draw:text-style-name="P5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4" draw:text-style-name="P7" draw:layer="layout" svg:width="8.255cm" svg:height="1.274cm" svg:x="10.791cm" svg:y="24.126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lide2" draw:style-name="dp3" draw:master-page-name="Master1-Layout2-obj-Title-and-Content" presentation:presentation-page-layout-name="AL2T18">
        <draw:frame draw:name="Title 1" presentation:style-name="pr5" draw:text-style-name="P9" draw:layer="layout" svg:width="29.21cm" svg:height="3.682cm" svg:x="2.328cm" svg:y="1.014cm" presentation:class="title">
          <draw:text-box>
            <text:p text:style-name="P8"><text:span text:style-name="T4">ADO.NET</text:span></text:p>
          </draw:text-box>
        </draw:frame>
        <draw:frame draw:name="Content Placeholder 2" presentation:style-name="pr6" draw:text-style-name="P12" draw:layer="layout" svg:width="28.427cm" svg:height="12.087cm" svg:x="3.111cm" svg:y="5.071cm" presentation:class="outline" presentation:user-transformed="true">
          <draw:text-box>
            <text:list text:style-name="L4">
              <text:list-item>
                <text:p text:style-name="P10"><text:span text:style-name="T5">ADO - ActiveX Data Objects.</text:span></text:p>
                <text:p text:style-name="P10"><text:span text:style-name="T5"/></text:p>
              </text:list-item>
              <text:list-item>
                <text:p text:style-name="P10"><text:span text:style-name="T5">ADO.NET - Based on ADO. <text:s/>Extensively renovated.</text:span></text:p>
                <text:list>
                  <text:list-item>
                    <text:p text:style-name="P11"><text:span text:style-name="T5">ADO is time proven.</text:span></text:p>
                  </text:list-item>
                </text:list>
                <text:p text:style-name="P10"><text:span text:style-name="T5"/></text:p>
              </text:list-item>
              <text:list-item>
                <text:p text:style-name="P10"><text:span text:style-name="T5">Created to allow programmers to access data and data services from disconnected Datasets and XML.</text:span></text:p>
                <text:p text:style-name="P10"><text:span text:style-name="T5"/></text:p>
              </text:list-item>
              <text:list-item>
                <text:p text:style-name="P10"><text:span text:style-name="T5">The core ADO.NET classes can be found in the System.Data namespace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4cm" svg:height="8.572cm" svg:x="1.905cm" svg:y="3.175cm" draw:page-number="2" presentation:class="page"/>
          <draw:frame draw:name="Notes Placeholder 2" presentation:style-name="pr7" draw:text-style-name="P5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8" draw:text-style-name="P7" draw:layer="layout" svg:width="8.255cm" svg:height="1.274cm" svg:x="10.791cm" svg:y="24.126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lide3" draw:style-name="dp4" draw:master-page-name="Master1-Layout2-obj-Title-and-Content" presentation:presentation-page-layout-name="AL2T18">
        <draw:frame draw:name="Title 1" presentation:style-name="pr5" draw:text-style-name="P14" draw:layer="layout" svg:width="29.21cm" svg:height="3.682cm" svg:x="2.328cm" svg:y="1.014cm" presentation:class="title">
          <draw:text-box>
            <text:p text:style-name="P13"><text:span text:style-name="T6">Key Features</text:span></text:p>
          </draw:text-box>
        </draw:frame>
        <draw:frame draw:name="Content Placeholder 2" presentation:style-name="pr6" draw:text-style-name="P12" draw:layer="layout" svg:width="28.427cm" svg:height="12.087cm" svg:x="3.111cm" svg:y="5.071cm" presentation:class="outline">
          <draw:text-box>
            <text:list text:style-name="L4">
              <text:list-item>
                <text:p text:style-name="P10"><text:span text:style-name="T5">Ability to connect to a database from inside Visual Studio.</text:span></text:p>
                <text:list>
                  <text:list-item>
                    <text:p text:style-name="P11"><text:span text:style-name="T7">Uses a connection string to connect to the database server.</text:span></text:p>
                  </text:list-item>
                </text:list>
              </text:list-item>
              <text:list-item>
                <text:p text:style-name="P10"><text:span text:style-name="T5">We can use SQL queries as well as LINQ queries to extract data.</text:span></text:p>
              </text:list-item>
              <text:list-item>
                <text:p text:style-name="P10"><text:span text:style-name="T5">Separates data access from data manipulation. This allows developers to choose to use these separately or in concert with each other. </text:span></text:p>
              </text:list-item>
              <text:list-item>
                <text:p text:style-name="P10"><text:span text:style-name="T5">ADO.NET provides a solid foundation of data access components that are available to developers. This allows developers to expand upon ADO.NET and build their own data access frameworks and libraries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4cm" svg:height="8.572cm" svg:x="1.905cm" svg:y="3.175cm" draw:page-number="3" presentation:class="page"/>
          <draw:frame draw:name="Notes Placeholder 2" presentation:style-name="pr7" draw:text-style-name="P5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8" draw:text-style-name="P7" draw:layer="layout" svg:width="8.255cm" svg:height="1.274cm" svg:x="10.791cm" svg:y="24.126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lide4" draw:style-name="dp5" draw:master-page-name="Master1-Layout2-obj-Title-and-Content" presentation:presentation-page-layout-name="AL2T18">
        <draw:frame draw:name="Title 1" presentation:style-name="pr5" draw:text-style-name="P14" draw:layer="layout" svg:width="29.21cm" svg:height="3.682cm" svg:x="2.328cm" svg:y="1.014cm" presentation:class="title">
          <draw:text-box>
            <text:p text:style-name="P13"><text:span text:style-name="T6">Extensions (Object-Relational Mappers)</text:span></text:p>
          </draw:text-box>
        </draw:frame>
        <draw:frame draw:name="Content Placeholder 2" presentation:style-name="pr6" draw:text-style-name="P12" draw:layer="layout" svg:width="28.427cm" svg:height="12.087cm" svg:x="3.111cm" svg:y="5.071cm" presentation:class="outline" presentation:user-transformed="true">
          <draw:text-box>
            <text:list text:style-name="L4">
              <text:list-item>
                <text:p text:style-name="P10"><text:span text:style-name="T5">Dapper - Open source; lightweight. Developed by the developers behind Stack Overflow. Very efficient performance at the cost of not offering as many features as Entity Framework &amp; NHibernate.</text:span></text:p>
              </text:list-item>
              <text:list-item>
                <text:p text:style-name="P10"><text:span text:style-name="T5">Entity Framework - Open source. Included with .NET Framework 3.5 SP1 and above. Simplifies access to underlying tables in the database, allowing <text:s/>developers to quickly produce data.</text:span></text:p>
                <text:list>
                  <text:list-item>
                    <text:p text:style-name="P11"><text:span text:style-name="T5">Cons: Very slow compared to Dapper and base ADO.NET.</text:span></text:p>
                  </text:list-item>
                </text:list>
              </text:list-item>
              <text:list-item>
                <text:p text:style-name="P10"><text:span text:style-name="T5">NHibernate - Open source. Developed by the community. Provides mapping from .NET classes to the database tables in the database. <text:s/>Provides data query and retrieval abilities.</text:span></text:p>
                <text:list>
                  <text:list-item>
                    <text:p text:style-name="P11"><text:span text:style-name="T5">Cons: Very slow compared to Dapper and base ADO.N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4cm" svg:height="8.572cm" svg:x="1.905cm" svg:y="3.175cm" draw:page-number="4" presentation:class="page"/>
          <draw:frame draw:name="Notes Placeholder 2" presentation:style-name="pr7" draw:text-style-name="P5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8" draw:text-style-name="P7" draw:layer="layout" svg:width="8.255cm" svg:height="1.274cm" svg:x="10.791cm" svg:y="24.126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0" xlink:href="Pictures/10000201000003C00000021CE08D8F12B5E545E8.png" xlink:type="simple" xlink:show="embed" xlink:actuate="onLoad"/>
    <draw:fill-image draw:name="a1032" xlink:href="Pictures/10000201000003C00000021CE08D8F12B5E545E8.png" xlink:type="simple" xlink:show="embed" xlink:actuate="onLoad"/>
    <draw:fill-image draw:name="a1095" xlink:href="Pictures/10000201000003C00000021CE08D8F12B5E545E8.png" xlink:type="simple" xlink:show="embed" xlink:actuate="onLoad"/>
    <draw:fill-image draw:name="a1109" xlink:href="Pictures/10000201000003C00000021CE08D8F12B5E545E8.png" xlink:type="simple" xlink:show="embed" xlink:actuate="onLoad"/>
    <draw:fill-image draw:name="a113" xlink:href="Pictures/10000201000003C00000021CE08D8F12B5E545E8.png" xlink:type="simple" xlink:show="embed" xlink:actuate="onLoad"/>
    <draw:fill-image draw:name="a1145" xlink:href="Pictures/10000201000003C00000021CE08D8F12B5E545E8.png" xlink:type="simple" xlink:show="embed" xlink:actuate="onLoad"/>
    <draw:fill-image draw:name="a1172" xlink:href="Pictures/10000201000003C00000021CE08D8F12B5E545E8.png" xlink:type="simple" xlink:show="embed" xlink:actuate="onLoad"/>
    <draw:fill-image draw:name="a176" xlink:href="Pictures/10000201000003C00000021CE08D8F12B5E545E8.png" xlink:type="simple" xlink:show="embed" xlink:actuate="onLoad"/>
    <draw:fill-image draw:name="a226" xlink:href="Pictures/10000201000003C00000021CE08D8F12B5E545E8.png" xlink:type="simple" xlink:show="embed" xlink:actuate="onLoad"/>
    <draw:fill-image draw:name="a306" xlink:href="Pictures/10000201000003C00000021CE08D8F12B5E545E8.png" xlink:type="simple" xlink:show="embed" xlink:actuate="onLoad"/>
    <draw:fill-image draw:name="a394" xlink:href="Pictures/10000201000003C00000021CE08D8F12B5E545E8.png" xlink:type="simple" xlink:show="embed" xlink:actuate="onLoad"/>
    <draw:fill-image draw:name="a440" xlink:href="Pictures/10000201000003C00000021CE08D8F12B5E545E8.png" xlink:type="simple" xlink:show="embed" xlink:actuate="onLoad"/>
    <draw:fill-image draw:name="a482" xlink:href="Pictures/10000201000003C00000021CE08D8F12B5E545E8.png" xlink:type="simple" xlink:show="embed" xlink:actuate="onLoad"/>
    <draw:fill-image draw:name="a549" xlink:href="Pictures/10000201000003C00000021CE08D8F12B5E545E8.png" xlink:type="simple" xlink:show="embed" xlink:actuate="onLoad"/>
    <draw:fill-image draw:name="a603" xlink:href="Pictures/10000201000003C00000021CE08D8F12B5E545E8.png" xlink:type="simple" xlink:show="embed" xlink:actuate="onLoad"/>
    <draw:fill-image draw:name="a63" xlink:href="Pictures/10000201000003C00000021CE08D8F12B5E545E8.png" xlink:type="simple" xlink:show="embed" xlink:actuate="onLoad"/>
    <draw:fill-image draw:name="a657" xlink:href="Pictures/10000201000003C00000021CE08D8F12B5E545E8.png" xlink:type="simple" xlink:show="embed" xlink:actuate="onLoad"/>
    <draw:fill-image draw:name="a707" xlink:href="Pictures/10000201000003C00000021CE08D8F12B5E545E8.png" xlink:type="simple" xlink:show="embed" xlink:actuate="onLoad"/>
    <draw:fill-image draw:name="a767" xlink:href="Pictures/10000201000003C00000021CE08D8F12B5E545E8.png" xlink:type="simple" xlink:show="embed" xlink:actuate="onLoad"/>
    <draw:fill-image draw:name="a817" xlink:href="Pictures/10000201000003C00000021CE08D8F12B5E545E8.png" xlink:type="simple" xlink:show="embed" xlink:actuate="onLoad"/>
    <draw:fill-image draw:name="a887" xlink:href="Pictures/10000201000003C00000021CE08D8F12B5E545E8.png" xlink:type="simple" xlink:show="embed" xlink:actuate="onLoad"/>
    <draw:fill-image draw:name="a969" xlink:href="Pictures/10000201000003C00000021CE08D8F12B5E545E8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pth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Dept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pt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pth-outline1" style:family="presentation">
      <style:graphic-properties draw:stroke="none" draw:fill="none" draw:auto-grow-height="false" draw:fit-to-size="shrink-to-fit">
        <text:list-style style:name="Master1-Dept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pth-outline2" style:family="presentation" style:parent-style-name="Master1-Depth-outline1">
      <style:paragraph-properties fo:margin-top="0.4cm" fo:margin-bottom="0cm"/>
      <style:text-properties fo:font-size="28pt" style:font-size-asian="28pt" style:font-size-complex="28pt"/>
    </style:style>
    <style:style style:name="Master1-Depth-outline3" style:family="presentation" style:parent-style-name="Master1-Depth-outline2">
      <style:paragraph-properties fo:margin-top="0.3cm" fo:margin-bottom="0cm"/>
      <style:text-properties fo:font-size="24pt" style:font-size-asian="24pt" style:font-size-complex="24pt"/>
    </style:style>
    <style:style style:name="Master1-Depth-outline4" style:family="presentation" style:parent-style-name="Master1-Depth-outline3">
      <style:paragraph-properties fo:margin-top="0.2cm" fo:margin-bottom="0cm"/>
      <style:text-properties fo:font-size="20pt" style:font-size-asian="20pt" style:font-size-complex="20pt"/>
    </style:style>
    <style:style style:name="Master1-Depth-outline5" style:family="presentation" style:parent-style-name="Master1-Depth-outline4">
      <style:paragraph-properties fo:margin-top="0.1cm" fo:margin-bottom="0cm"/>
      <style:text-properties fo:font-size="20pt" style:font-size-asian="20pt" style:font-size-complex="20pt"/>
    </style:style>
    <style:style style:name="Master1-Depth-outline6" style:family="presentation" style:parent-style-name="Master1-Depth-outline5">
      <style:paragraph-properties fo:margin-top="0.1cm" fo:margin-bottom="0cm"/>
      <style:text-properties fo:font-size="20pt" style:font-size-asian="20pt" style:font-size-complex="20pt"/>
    </style:style>
    <style:style style:name="Master1-Depth-outline7" style:family="presentation" style:parent-style-name="Master1-Depth-outline6">
      <style:paragraph-properties fo:margin-top="0.1cm" fo:margin-bottom="0cm"/>
      <style:text-properties fo:font-size="20pt" style:font-size-asian="20pt" style:font-size-complex="20pt"/>
    </style:style>
    <style:style style:name="Master1-Depth-outline8" style:family="presentation" style:parent-style-name="Master1-Depth-outline7">
      <style:paragraph-properties fo:margin-top="0.1cm" fo:margin-bottom="0cm"/>
      <style:text-properties fo:font-size="20pt" style:font-size-asian="20pt" style:font-size-complex="20pt"/>
    </style:style>
    <style:style style:name="Master1-Depth-outline9" style:family="presentation" style:parent-style-name="Master1-Depth-outline8">
      <style:paragraph-properties fo:margin-top="0.1cm" fo:margin-bottom="0cm"/>
      <style:text-properties fo:font-size="20pt" style:font-size-asian="20pt" style:font-size-complex="20pt"/>
    </style:style>
    <style:style style:name="Master1-Depth-subtitle" style:family="presentation">
      <style:graphic-properties draw:stroke="none" draw:fill="none" draw:textarea-vertical-align="middle">
        <text:list-style style:name="Master1-Dept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pth-title" style:family="presentation">
      <style:graphic-properties draw:stroke="none" draw:fill="none" draw:textarea-vertical-align="middle">
        <text:list-style style:name="Master1-Dept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63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13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76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26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30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94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440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82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549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solid" draw:fill-color="#ffffff" draw:fill-image-name="a603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shrink-to-fit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solid" draw:fill-color="#ffffff" draw:fill-image-name="a657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shrink-to-fit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shrink-to-fit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solid" draw:fill-color="#ffffff" draw:fill-image-name="a767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shrink-to-fit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3-Column-background" style:family="presentation">
      <style:graphic-properties draw:stroke="none" draw:fill="solid" draw:fill-color="#ffffff" draw:fill-image-name="a817" style:repeat="stretch"/>
      <style:text-properties style:letter-kerning="true"/>
    </style:style>
    <style:style style:name="Master1-Layout14-cust-3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3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3-Column-outline1" style:family="presentation">
      <style:graphic-properties draw:stroke="none" draw:fill="none" draw:auto-grow-height="false" draw:fit-to-size="shrink-to-fit">
        <text:list-style style:name="Master1-Layout14-cust-3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Column-outline2" style:family="presentation" style:parent-style-name="Master1-Layout14-cust-3-Column-outline1">
      <style:paragraph-properties fo:margin-top="0.4cm" fo:margin-bottom="0cm"/>
      <style:text-properties fo:font-size="28pt" style:font-size-asian="28pt" style:font-size-complex="28pt"/>
    </style:style>
    <style:style style:name="Master1-Layout14-cust-3-Column-outline3" style:family="presentation" style:parent-style-name="Master1-Layout14-cust-3-Column-outline2">
      <style:paragraph-properties fo:margin-top="0.3cm" fo:margin-bottom="0cm"/>
      <style:text-properties fo:font-size="24pt" style:font-size-asian="24pt" style:font-size-complex="24pt"/>
    </style:style>
    <style:style style:name="Master1-Layout14-cust-3-Column-outline4" style:family="presentation" style:parent-style-name="Master1-Layout14-cust-3-Column-outline3">
      <style:paragraph-properties fo:margin-top="0.2cm" fo:margin-bottom="0cm"/>
      <style:text-properties fo:font-size="20pt" style:font-size-asian="20pt" style:font-size-complex="20pt"/>
    </style:style>
    <style:style style:name="Master1-Layout14-cust-3-Column-outline5" style:family="presentation" style:parent-style-name="Master1-Layout14-cust-3-Column-outline4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6" style:family="presentation" style:parent-style-name="Master1-Layout14-cust-3-Column-outline5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7" style:family="presentation" style:parent-style-name="Master1-Layout14-cust-3-Column-outline6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8" style:family="presentation" style:parent-style-name="Master1-Layout14-cust-3-Column-outline7">
      <style:paragraph-properties fo:margin-top="0.1cm" fo:margin-bottom="0cm"/>
      <style:text-properties fo:font-size="20pt" style:font-size-asian="20pt" style:font-size-complex="20pt"/>
    </style:style>
    <style:style style:name="Master1-Layout14-cust-3-Column-outline9" style:family="presentation" style:parent-style-name="Master1-Layout14-cust-3-Column-outline8">
      <style:paragraph-properties fo:margin-top="0.1cm" fo:margin-bottom="0cm"/>
      <style:text-properties fo:font-size="20pt" style:font-size-asian="20pt" style:font-size-complex="20pt"/>
    </style:style>
    <style:style style:name="Master1-Layout14-cust-3-Column-subtitle" style:family="presentation">
      <style:graphic-properties draw:stroke="none" draw:fill="none" draw:textarea-vertical-align="middle">
        <text:list-style style:name="Master1-Layout14-cust-3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Column-title" style:family="presentation">
      <style:graphic-properties draw:stroke="none" draw:fill="none" draw:textarea-vertical-align="middle">
        <text:list-style style:name="Master1-Layout14-cust-3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background" style:family="presentation">
      <style:graphic-properties draw:stroke="none" draw:fill="solid" draw:fill-color="#ffffff" draw:fill-image-name="a887" style:repeat="stretch"/>
      <style:text-properties style:letter-kerning="true"/>
    </style:style>
    <style:style style:name="Master1-Layout15-cust-3-Pictur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3-Picture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outline1" style:family="presentation">
      <style:graphic-properties draw:stroke="none" draw:fill="none" draw:auto-grow-height="false" draw:fit-to-size="shrink-to-fit">
        <text:list-style style:name="Master1-Layout15-cust-3-Pictur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outline2" style:family="presentation" style:parent-style-name="Master1-Layout15-cust-3-Picture-Column-outline1">
      <style:paragraph-properties fo:margin-top="0.4cm" fo:margin-bottom="0cm"/>
      <style:text-properties fo:font-size="28pt" style:font-size-asian="28pt" style:font-size-complex="28pt"/>
    </style:style>
    <style:style style:name="Master1-Layout15-cust-3-Picture-Column-outline3" style:family="presentation" style:parent-style-name="Master1-Layout15-cust-3-Picture-Column-outline2">
      <style:paragraph-properties fo:margin-top="0.3cm" fo:margin-bottom="0cm"/>
      <style:text-properties fo:font-size="24pt" style:font-size-asian="24pt" style:font-size-complex="24pt"/>
    </style:style>
    <style:style style:name="Master1-Layout15-cust-3-Picture-Column-outline4" style:family="presentation" style:parent-style-name="Master1-Layout15-cust-3-Picture-Column-outline3">
      <style:paragraph-properties fo:margin-top="0.2cm" fo:margin-bottom="0cm"/>
      <style:text-properties fo:font-size="20pt" style:font-size-asian="20pt" style:font-size-complex="20pt"/>
    </style:style>
    <style:style style:name="Master1-Layout15-cust-3-Picture-Column-outline5" style:family="presentation" style:parent-style-name="Master1-Layout15-cust-3-Picture-Column-outline4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6" style:family="presentation" style:parent-style-name="Master1-Layout15-cust-3-Picture-Column-outline5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7" style:family="presentation" style:parent-style-name="Master1-Layout15-cust-3-Picture-Column-outline6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8" style:family="presentation" style:parent-style-name="Master1-Layout15-cust-3-Picture-Column-outline7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outline9" style:family="presentation" style:parent-style-name="Master1-Layout15-cust-3-Picture-Column-outline8">
      <style:paragraph-properties fo:margin-top="0.1cm" fo:margin-bottom="0cm"/>
      <style:text-properties fo:font-size="20pt" style:font-size-asian="20pt" style:font-size-complex="20pt"/>
    </style:style>
    <style:style style:name="Master1-Layout15-cust-3-Picture-Column-subtitle" style:family="presentation">
      <style:graphic-properties draw:stroke="none" draw:fill="none" draw:textarea-vertical-align="middle">
        <text:list-style style:name="Master1-Layout15-cust-3-Pictur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title" style:family="presentation">
      <style:graphic-properties draw:stroke="none" draw:fill="none" draw:textarea-vertical-align="middle">
        <text:list-style style:name="Master1-Layout15-cust-3-Pictur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solid" draw:fill-color="#ffffff" draw:fill-image-name="a969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shrink-to-fit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solid" draw:fill-color="#ffffff" draw:fill-image-name="a1032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shrink-to-fit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3" style:repeat="stretch"/>
    </style:style>
    <style:style style:name="Mdp3" style:family="drawing-page">
      <style:drawing-page-properties draw:background-size="border" draw:fill="solid" draw:fill-color="#ffffff" draw:fill-image-name="a113" style:repeat="stretch"/>
    </style:style>
    <style:style style:name="Mdp4" style:family="drawing-page">
      <style:drawing-page-properties draw:background-size="border" draw:fill="solid" draw:fill-color="#ffffff" draw:fill-image-name="a176" style:repeat="stretch"/>
    </style:style>
    <style:style style:name="Mdp5" style:family="drawing-page">
      <style:drawing-page-properties draw:background-size="border" draw:fill="solid" draw:fill-color="#ffffff" draw:fill-image-name="a226" style:repeat="stretch"/>
    </style:style>
    <style:style style:name="Mdp6" style:family="drawing-page">
      <style:drawing-page-properties draw:background-size="border" draw:fill="solid" draw:fill-color="#ffffff" draw:fill-image-name="a306" style:repeat="stretch"/>
    </style:style>
    <style:style style:name="Mdp7" style:family="drawing-page">
      <style:drawing-page-properties draw:background-size="border" draw:fill="solid" draw:fill-color="#ffffff" draw:fill-image-name="a394" style:repeat="stretch"/>
    </style:style>
    <style:style style:name="Mdp8" style:family="drawing-page">
      <style:drawing-page-properties draw:background-size="border" draw:fill="solid" draw:fill-color="#ffffff" draw:fill-image-name="a440" style:repeat="stretch"/>
    </style:style>
    <style:style style:name="Mdp9" style:family="drawing-page">
      <style:drawing-page-properties draw:background-size="border" draw:fill="solid" draw:fill-color="#ffffff" draw:fill-image-name="a482" style:repeat="stretch"/>
    </style:style>
    <style:style style:name="Mdp10" style:family="drawing-page">
      <style:drawing-page-properties draw:background-size="border" draw:fill="solid" draw:fill-color="#ffffff" draw:fill-image-name="a549" style:repeat="stretch"/>
    </style:style>
    <style:style style:name="Mdp11" style:family="drawing-page">
      <style:drawing-page-properties draw:background-size="border" draw:fill="solid" draw:fill-color="#ffffff" draw:fill-image-name="a603" style:repeat="stretch"/>
    </style:style>
    <style:style style:name="Mdp12" style:family="drawing-page">
      <style:drawing-page-properties draw:background-size="border" draw:fill="solid" draw:fill-color="#ffffff" draw:fill-image-name="a657" style:repeat="stretch"/>
    </style:style>
    <style:style style:name="Mdp13" style:family="drawing-page">
      <style:drawing-page-properties draw:background-size="border" draw:fill="solid" draw:fill-color="#ffffff" draw:fill-image-name="a707" style:repeat="stretch"/>
    </style:style>
    <style:style style:name="Mdp14" style:family="drawing-page">
      <style:drawing-page-properties draw:background-size="border" draw:fill="solid" draw:fill-color="#ffffff" draw:fill-image-name="a767" style:repeat="stretch"/>
    </style:style>
    <style:style style:name="Mdp15" style:family="drawing-page">
      <style:drawing-page-properties draw:background-size="border" draw:fill="solid" draw:fill-color="#ffffff" draw:fill-image-name="a817" style:repeat="stretch"/>
    </style:style>
    <style:style style:name="Mdp16" style:family="drawing-page">
      <style:drawing-page-properties draw:background-size="border" draw:fill="solid" draw:fill-color="#ffffff" draw:fill-image-name="a887" style:repeat="stretch"/>
    </style:style>
    <style:style style:name="Mdp17" style:family="drawing-page">
      <style:drawing-page-properties draw:background-size="border" draw:fill="solid" draw:fill-color="#ffffff" draw:fill-image-name="a969" style:repeat="stretch"/>
    </style:style>
    <style:style style:name="Mdp18" style:family="drawing-page">
      <style:drawing-page-properties draw:background-size="border" draw:fill="solid" draw:fill-color="#ffffff" draw:fill-image-name="a1032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Dept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pth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pt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pt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pt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Dept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Dept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Mpr9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Mpr23" style:family="presentation" style:parent-style-name="Master1-Layout3-secHead-Section-Header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cust-Panoramic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cust-Panoramic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cust-Panoramic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cust-Panoramic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cust-Panoramic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cust-Title-and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cust-Title-and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2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cust-Quot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2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2-cust-Quot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2-cust-Quot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3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3-cust-Name-Car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3-cust-Name-Car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4-cust-3-Colum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4-cust-3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4-cust-3-Colum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4-cust-3-Colum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4-cust-3-Colum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14-cust-3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4-cust-3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4-cust-3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15-cust-3-Picture-Colum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5-cust-3-Picture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5-cust-3-Picture-Colum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112" style:family="presentation" style:parent-style-name="Master1-Layout15-cust-3-Picture-Colum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1-Layout15-cust-3-Picture-Colum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1-Layout15-cust-3-Picture-Colum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5-cust-3-Picture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1-Layout15-cust-3-Picture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5-cust-3-Picture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1-Layout16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1-Layout16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1-Layout16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1-Layout16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1-Layout17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26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7" style:family="presentation" style:parent-style-name="Master1-Layout17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1-Layout17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1-Layout17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96pt" fo:letter-spacing="-0.106cm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orbel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text-transform="uppercase" fo:color="#ffffff" style:text-line-through-style="none" style:text-line-through-type="none" style:text-position="0% 100%" style:font-name="Corbe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Depth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8.427cm" svg:height="12.087cm" svg:x="3.111cm" svg:y="5.071cm" presentation:class="outline">
        <draw:text-box>
          <text:list text:style-name="ML3">
            <text:list-item>
              <text:p text:style-name="MP7"><text:span text:style-name="MT2">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Depth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8" draw:text-style-name="MP6" draw:layer="backgroundobjects" svg:width="25.4cm" svg:height="4.56cm" svg:x="6.138cm" svg:y="12.4cm" presentation:class="title">
        <draw:text-box>
          <text:p text:style-name="MP18"><text:span text:style-name="MT8">Click to edit Master title style</text:span></text:p>
        </draw:text-box>
      </draw:frame>
      <draw:frame draw:name="Subtitle 2" presentation:style-name="Mpr9" draw:text-style-name="MP6" draw:layer="backgroundobjects" svg:width="25.4cm" svg:height="2.095cm" svg:x="6.138cm" svg:y="10.262cm" presentation:class="subtitle">
        <draw:text-box>
          <text:p text:style-name="MP19"><text:span text:style-name="MT9">Click to edit Master subtitle style</text:span></text:p>
        </draw:text-box>
      </draw:frame>
      <draw:frame draw:name="Date Placeholder 6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7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6" draw:layer="backgroundobjects" svg:width="28.427cm" svg:height="12.087cm" svg:x="3.111cm" svg:y="5.071cm" presentation:class="title">
        <draw:text-box>
          <text:list text:style-name="ML7">
            <text:list-item>
              <text:p text:style-name="MP7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22" draw:text-style-name="MP6" draw:layer="backgroundobjects" svg:width="25.4cm" svg:height="4.56cm" svg:x="2.374cm" svg:y="12.4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23" draw:text-style-name="MP6" draw:layer="backgroundobjects" svg:width="25.4cm" svg:height="2.095cm" svg:x="2.374cm" svg:y="10.26cm" presentation:class="subtitle">
        <draw:text-box>
          <text:p text:style-name="MP20"><text:span text:style-name="MT9">Click to edit Master subtitle style</text:span></text:p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30" draw:text-style-name="MP6" draw:layer="backgroundobjects" svg:width="13.959cm" svg:height="12.087cm" svg:x="3.111cm" svg:y="5.071cm" presentation:class="title">
        <draw:text-box>
          <text:list text:style-name="ML7">
            <text:list-item>
              <text:p text:style-name="MP7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3.983cm" svg:height="12.087cm" svg:x="17.555cm" svg:y="5.071cm" presentation:class="title">
        <draw:text-box>
          <text:list text:style-name="ML7">
            <text:list-item>
              <text:p text:style-name="MP7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7" draw:text-style-name="MP6" draw:layer="backgroundobjects" svg:width="13.959cm" svg:height="2.289cm" svg:x="3.111cm" svg:y="4.67cm" presentation:class="outline">
        <draw:text-box>
          <text:list text:style-name="ML3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3.959cm" svg:height="10.235cm" svg:x="3.111cm" svg:y="6.959cm" presentation:class="title">
        <draw:text-box>
          <text:list text:style-name="ML7">
            <text:list-item>
              <text:p text:style-name="MP7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3.988cm" svg:height="2.289cm" svg:x="17.555cm" svg:y="4.67cm" presentation:class="outline">
        <draw:text-box>
          <text:list text:style-name="ML5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3.988cm" svg:height="10.235cm" svg:x="17.555cm" svg:y="6.959cm" presentation:class="title">
        <draw:text-box>
          <text:list text:style-name="ML7">
            <text:list-item>
              <text:p text:style-name="MP7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9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7">
            <text:list-item>
              <text:p text:style-name="MP7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145cm" svg:height="10.588cm" svg:x="3.111cm" svg:y="5.715cm" presentation:class="outline">
        <draw:text-box>
          <text:list text:style-name="ML3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9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 text:style-name="MP20"><text:span text:style-name="MT9">Click icon to add picture</text:span></text:p>
        </draw:text-box>
      </draw:frame>
      <draw:frame draw:name="Text Placeholder 3" presentation:style-name="Mpr65" draw:text-style-name="MP6" draw:layer="backgroundobjects" svg:width="10.145cm" svg:height="10.588cm" svg:x="3.111cm" svg:y="5.715cm" presentation:class="outline">
        <draw:text-box>
          <text:list text:style-name="ML3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0-cust-Panoramic-Picture-with-Caption" style:page-layout-name="PM1" draw:style-name="Mdp11">
      <draw:frame draw:name="Title 1" presentation:style-name="Mpr71" draw:text-style-name="MP6" draw:layer="backgroundobjects" svg:width="29.21cm" svg:height="2.276cm" svg:x="2.333cm" svg:y="12.131cm" presentation:class="title">
        <draw:text-box>
          <text:p text:style-name="MP5"><text:span text:style-name="MT9">Click to edit Master title style</text:span></text:p>
        </draw:text-box>
      </draw:frame>
      <draw:frame draw:name="Picture Placeholder 2" presentation:style-name="Mpr72" draw:text-style-name="MP6" draw:layer="backgroundobjects" svg:width="29.21cm" svg:height="9.388cm" svg:x="2.333cm" svg:y="2.743cm" presentation:class="title">
        <draw:text-box>
          <text:p text:style-name="MP20"><text:span text:style-name="MT9">Click icon to add picture</text:span></text:p>
        </draw:text-box>
      </draw:frame>
      <draw:frame draw:name="Text Placeholder 3" presentation:style-name="Mpr73" draw:text-style-name="MP6" draw:layer="backgroundobjects" svg:width="29.206cm" svg:height="1.896cm" svg:x="2.333cm" svg:y="14.407cm" presentation:class="outline">
        <draw:text-box>
          <text:list text:style-name="ML3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4" presentation:style-name="Mpr7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5" presentation:style-name="Mpr7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7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7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6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0-cust-Panoramic-Picture-with-Caption-title" draw:layer="backgroundobjects" svg:width="15.24cm" svg:height="8.572cm" svg:x="1.905cm" svg:y="3.175cm" presentation:class="page"/>
        <draw:frame draw:name="Notes Placeholder 4" presentation:style-name="Mpr77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8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1-cust-Title-and-Caption" style:page-layout-name="PM1" draw:style-name="Mdp12">
      <draw:frame draw:name="Title 1" presentation:style-name="Mpr79" draw:text-style-name="MP6" draw:layer="backgroundobjects" svg:width="29.21cm" svg:height="9.818cm" svg:x="2.333cm" svg:y="1.014cm" presentation:class="title">
        <draw:text-box>
          <text:p text:style-name="MP5"><text:span text:style-name="MT9">Click to edit Master title style</text:span></text:p>
        </draw:text-box>
      </draw:frame>
      <draw:frame draw:name="Text Placeholder 3" presentation:style-name="Mpr80" draw:text-style-name="MP6" draw:layer="backgroundobjects" svg:width="29.206cm" svg:height="4.172cm" svg:x="2.333cm" svg:y="12.471cm" presentation:class="outline">
        <draw:text-box>
          <text:list text:style-name="ML3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4" presentation:style-name="Mpr8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5" presentation:style-name="Mpr8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8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8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3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1-cust-Title-and-Caption-title" draw:layer="backgroundobjects" svg:width="15.24cm" svg:height="8.572cm" svg:x="1.905cm" svg:y="3.175cm" presentation:class="page"/>
        <draw:frame draw:name="Notes Placeholder 4" presentation:style-name="Mpr84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5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2-cust-Quote-with-Caption" style:page-layout-name="PM1" draw:style-name="Mdp13">
      <draw:frame draw:name="Title 1" presentation:style-name="Mpr86" draw:text-style-name="MP6" draw:layer="backgroundobjects" svg:width="25.841cm" svg:height="8.314cm" svg:x="4.017cm" svg:y="1.014cm" presentation:class="title">
        <draw:text-box>
          <text:p text:style-name="MP5"><text:span text:style-name="MT11">Click to edit Master title style</text:span></text:p>
        </draw:text-box>
      </draw:frame>
      <draw:frame draw:name="Text Placeholder 3" presentation:style-name="Mpr87" draw:text-style-name="MP6" draw:layer="backgroundobjects" svg:width="24.312cm" svg:height="1.525cm" svg:x="4.78cm" svg:y="9.349cm" presentation:class="outline">
        <draw:text-box>
          <text:list text:style-name="ML3">
            <text:list-item>
              <text:p text:style-name="MP20"><text:span text:style-name="MT12">Edit Master text styles</text:span></text:p>
            </text:list-item>
          </text:list>
        </draw:text-box>
      </draw:frame>
      <draw:frame draw:name="Text Placeholder 3" presentation:style-name="Mpr88" draw:text-style-name="MP6" draw:layer="backgroundobjects" svg:width="29.201cm" svg:height="4.137cm" svg:x="2.328cm" svg:y="12.505cm" presentation:class="outline">
        <draw:text-box>
          <text:list text:style-name="ML5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4" presentation:style-name="Mpr8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5" presentation:style-name="Mpr9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8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draw:name="TextBox 8" draw:style-name="Mgr3" draw:text-style-name="MP6" draw:layer="backgroundobjects" svg:width="1.693cm" svg:height="1.624cm" svg:x="3.086cm" svg:y="2.186cm">
        <draw:text-box>
          <text:p text:style-name="MP12"><text:span text:style-name="MT13">“</text:span></text:p>
        </draw:text-box>
      </draw:frame>
      <draw:frame draw:name="TextBox 9" draw:style-name="Mgr3" draw:text-style-name="MP6" draw:layer="backgroundobjects" svg:width="1.693cm" svg:height="1.624cm" svg:x="28.994cm" svg:y="7.62cm">
        <draw:text-box>
          <text:p text:style-name="MP13"><text:span text:style-name="MT13">”</text:span></text:p>
        </draw:text-box>
      </draw:frame>
      <presentation:notes style:page-layout-name="PM2">
        <draw:frame draw:name="Header Placeholder 1" presentation:style-name="Mpr9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1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2-cust-Quote-with-Caption-title" draw:layer="backgroundobjects" svg:width="15.24cm" svg:height="8.572cm" svg:x="1.905cm" svg:y="3.175cm" presentation:class="page"/>
        <draw:frame draw:name="Notes Placeholder 4" presentation:style-name="Mpr92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93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3-cust-Name-Card" style:page-layout-name="PM1" draw:style-name="Mdp14">
      <draw:frame draw:name="Title 1" presentation:style-name="Mpr94" draw:text-style-name="MP6" draw:layer="backgroundobjects" svg:width="29.21cm" svg:height="6.977cm" svg:x="2.333cm" svg:y="6.464cm" presentation:class="title">
        <draw:text-box>
          <text:p text:style-name="MP5"><text:span text:style-name="MT1">Click to edit Master title style</text:span></text:p>
        </draw:text-box>
      </draw:frame>
      <draw:frame draw:name="Text Placeholder 3" presentation:style-name="Mpr95" draw:text-style-name="MP6" draw:layer="backgroundobjects" svg:width="29.206cm" svg:height="3.168cm" svg:x="2.333cm" svg:y="13.474cm" presentation:class="outline">
        <draw:text-box>
          <text:list text:style-name="ML3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4" presentation:style-name="Mpr96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5" presentation:style-name="Mpr9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96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9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8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3-cust-Name-Card-title" draw:layer="backgroundobjects" svg:width="15.24cm" svg:height="8.572cm" svg:x="1.905cm" svg:y="3.175cm" presentation:class="page"/>
        <draw:frame draw:name="Notes Placeholder 4" presentation:style-name="Mpr99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0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4-cust-3-Column" style:page-layout-name="PM1" draw:style-name="Mdp15">
      <draw:frame draw:name="Title 1" presentation:style-name="Mpr10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102" draw:text-style-name="MP6" draw:layer="backgroundobjects" svg:width="8.186cm" svg:height="1.601cm" svg:x="3.715cm" svg:y="5.239cm" presentation:class="outline">
        <draw:text-box>
          <text:list text:style-name="ML3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Text Placeholder 3" presentation:style-name="Mpr103" draw:text-style-name="MP6" draw:layer="backgroundobjects" svg:width="8.132cm" svg:height="9.97cm" svg:x="3.769cm" svg:y="7.144cm" presentation:class="outline">
        <draw:text-box>
          <text:list text:style-name="ML5">
            <text:list-item>
              <text:p text:style-name="MP20"><text:span text:style-name="MT12">Edit Master text styles</text:span></text:p>
            </text:list-item>
          </text:list>
        </draw:text-box>
      </draw:frame>
      <draw:frame draw:name="Text Placeholder 4" presentation:style-name="Mpr102" draw:text-style-name="MP6" draw:layer="backgroundobjects" svg:width="8.156cm" svg:height="1.601cm" svg:x="12.744cm" svg:y="5.239cm" presentation:class="outline">
        <draw:text-box>
          <text:list text:style-name="ML5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Text Placeholder 3" presentation:style-name="Mpr103" draw:text-style-name="MP6" draw:layer="backgroundobjects" svg:width="8.186cm" svg:height="9.97cm" svg:x="12.715cm" svg:y="7.144cm" presentation:class="outline">
        <draw:text-box>
          <text:list text:style-name="ML5">
            <text:list-item>
              <text:p text:style-name="MP20"><text:span text:style-name="MT12">Edit Master text styles</text:span></text:p>
            </text:list-item>
          </text:list>
        </draw:text-box>
      </draw:frame>
      <draw:frame draw:name="Text Placeholder 4" presentation:style-name="Mpr102" draw:text-style-name="MP6" draw:layer="backgroundobjects" svg:width="8.145cm" svg:height="1.601cm" svg:x="21.747cm" svg:y="5.239cm" presentation:class="outline">
        <draw:text-box>
          <text:list text:style-name="ML5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Text Placeholder 3" presentation:style-name="Mpr103" draw:text-style-name="MP6" draw:layer="backgroundobjects" svg:width="8.145cm" svg:height="9.97cm" svg:x="21.747cm" svg:y="7.144cm" presentation:class="outline">
        <draw:text-box>
          <text:list text:style-name="ML5">
            <text:list-item>
              <text:p text:style-name="MP20"><text:span text:style-name="MT12">Edit Master text styles</text:span></text:p>
            </text:list-item>
          </text:list>
        </draw:text-box>
      </draw:frame>
      <draw:frame draw:name="Date Placeholder 2" presentation:style-name="Mpr10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3" presentation:style-name="Mpr10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10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10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6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4-cust-3-Column-title" draw:layer="backgroundobjects" svg:width="15.24cm" svg:height="8.572cm" svg:x="1.905cm" svg:y="3.175cm" presentation:class="page"/>
        <draw:frame draw:name="Notes Placeholder 4" presentation:style-name="Mpr107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8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5-cust-3-Picture-Column" style:page-layout-name="PM1" draw:style-name="Mdp16">
      <draw:frame draw:name="Title 1" presentation:style-name="Mpr109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110" draw:text-style-name="MP6" draw:layer="backgroundobjects" svg:width="8.167cm" svg:height="1.601cm" svg:x="3.7cm" svg:y="11.938cm" presentation:class="outline">
        <draw:text-box>
          <text:list text:style-name="ML3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Picture Placeholder 2" presentation:style-name="Mpr111" draw:text-style-name="MP6" draw:layer="backgroundobjects" svg:width="8.167cm" svg:height="4.233cm" svg:x="3.7cm" svg:y="6.268cm" presentation:class="title">
        <draw:text-box>
          <text:p text:style-name="MP21"><text:span text:style-name="MT10">Click icon to add picture</text:span></text:p>
        </draw:text-box>
      </draw:frame>
      <draw:frame draw:name="Text Placeholder 3" presentation:style-name="Mpr112" draw:text-style-name="MP6" draw:layer="backgroundobjects" svg:width="8.167cm" svg:height="1.831cm" svg:x="3.7cm" svg:y="13.538cm" presentation:class="outline">
        <draw:text-box>
          <text:list text:style-name="ML5">
            <text:list-item>
              <text:p text:style-name="MP20"><text:span text:style-name="MT12">Edit Master text styles</text:span></text:p>
            </text:list-item>
          </text:list>
        </draw:text-box>
      </draw:frame>
      <draw:frame draw:name="Text Placeholder 4" presentation:style-name="Mpr110" draw:text-style-name="MP6" draw:layer="backgroundobjects" svg:width="8.14cm" svg:height="1.601cm" svg:x="12.692cm" svg:y="11.938cm" presentation:class="outline">
        <draw:text-box>
          <text:list text:style-name="ML5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Picture Placeholder 2" presentation:style-name="Mpr111" draw:text-style-name="MP6" draw:layer="backgroundobjects" svg:width="8.14cm" svg:height="4.233cm" svg:x="12.692cm" svg:y="6.268cm" presentation:class="title">
        <draw:text-box>
          <text:p text:style-name="MP21"><text:span text:style-name="MT10">Click icon to add picture</text:span></text:p>
        </draw:text-box>
      </draw:frame>
      <draw:frame draw:name="Text Placeholder 3" presentation:style-name="Mpr112" draw:text-style-name="MP6" draw:layer="backgroundobjects" svg:width="8.151cm" svg:height="1.831cm" svg:x="12.688cm" svg:y="13.538cm" presentation:class="outline">
        <draw:text-box>
          <text:list text:style-name="ML5">
            <text:list-item>
              <text:p text:style-name="MP20"><text:span text:style-name="MT12">Edit Master text styles</text:span></text:p>
            </text:list-item>
          </text:list>
        </draw:text-box>
      </draw:frame>
      <draw:frame draw:name="Text Placeholder 4" presentation:style-name="Mpr110" draw:text-style-name="MP6" draw:layer="backgroundobjects" svg:width="8.145cm" svg:height="1.601cm" svg:x="21.679cm" svg:y="11.938cm" presentation:class="outline">
        <draw:text-box>
          <text:list text:style-name="ML5">
            <text:list-item>
              <text:p text:style-name="MP20"><text:span text:style-name="MT3">Edit Master text styles</text:span></text:p>
            </text:list-item>
          </text:list>
        </draw:text-box>
      </draw:frame>
      <draw:frame draw:name="Picture Placeholder 2" presentation:style-name="Mpr111" draw:text-style-name="MP6" draw:layer="backgroundobjects" svg:width="8.145cm" svg:height="4.233cm" svg:x="21.679cm" svg:y="6.268cm" presentation:class="title">
        <draw:text-box>
          <text:p text:style-name="MP21"><text:span text:style-name="MT10">Click icon to add picture</text:span></text:p>
        </draw:text-box>
      </draw:frame>
      <draw:frame draw:name="Text Placeholder 3" presentation:style-name="Mpr112" draw:text-style-name="MP6" draw:layer="backgroundobjects" svg:width="8.156cm" svg:height="1.831cm" svg:x="21.678cm" svg:y="13.538cm" presentation:class="outline">
        <draw:text-box>
          <text:list text:style-name="ML5">
            <text:list-item>
              <text:p text:style-name="MP20"><text:span text:style-name="MT12">Edit Master text styles</text:span></text:p>
            </text:list-item>
          </text:list>
        </draw:text-box>
      </draw:frame>
      <draw:frame draw:name="Date Placeholder 2" presentation:style-name="Mpr11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3" presentation:style-name="Mpr11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11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11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1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5-cust-3-Picture-Column-title" draw:layer="backgroundobjects" svg:width="15.24cm" svg:height="8.572cm" svg:x="1.905cm" svg:y="3.175cm" presentation:class="page"/>
        <draw:frame draw:name="Notes Placeholder 4" presentation:style-name="Mpr116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1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6-vertTx-Title-and-Vertical-Text" style:page-layout-name="PM1" draw:style-name="Mdp17">
      <draw:frame draw:name="Title 1" presentation:style-name="Mpr11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9" draw:text-style-name="MP22" draw:layer="backgroundobjects" svg:width="28.427cm" svg:height="12.087cm" svg:x="3.111cm" svg:y="5.071cm" presentation:class="outline">
        <draw:text-box>
          <text:list text:style-name="ML3">
            <text:list-item>
              <text:p text:style-name="MP7"><text:span text:style-name="MT2">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4" presentation:style-name="Mpr12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2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12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6-vertTx-Title-and-Vertical-Text-title" draw:layer="backgroundobjects" svg:width="15.24cm" svg:height="8.572cm" svg:x="1.905cm" svg:y="3.175cm" presentation:class="page"/>
        <draw:frame draw:name="Notes Placeholder 4" presentation:style-name="Mpr123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2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7-vertTitleAndTx-Vertical-Title-and-Text" style:page-layout-name="PM1" draw:style-name="Mdp18">
      <draw:frame draw:name="Vertical Title 1" presentation:style-name="Mpr125" draw:text-style-name="MP22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26" draw:text-style-name="MP22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5-11-03">11/3/15</text:date></text:span></text:p>
        </draw:text-box>
      </draw:frame>
      <draw:frame draw:name="Footer Placeholder 4" presentation:style-name="Mpr1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12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9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15-11-03">11/3/15</text:date></text:span></text:p>
          </draw:text-box>
        </draw:frame>
        <draw:page-thumbnail draw:name="Slide Image Placeholder 3" presentation:style-name="Master1-Layout17-vertTitleAndTx-Vertical-Title-and-Text-title" draw:layer="backgroundobjects" svg:width="15.24cm" svg:height="8.572cm" svg:x="1.905cm" svg:y="3.175cm" presentation:class="page"/>
        <draw:frame draw:name="Notes Placeholder 4" presentation:style-name="Mpr130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31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dc:title>PowerPoint Presentation</dc:title>
    <meta:initial-creator> </meta:initial-creator>
    <meta:creation-date>2015-09-22T16:41:35Z</meta:creation-date>
    <dc:date>2015-11-03T14:17:23.103000000</dc:date>
    <meta:editing-cycles>6</meta:editing-cycles>
    <meta:editing-duration>PT10M52S</meta:editing-duration>
    <meta:document-statistic meta:object-count="250"/>
    <meta:template xlink:type="simple" xlink:actuate="onRequest" xlink:title="" xlink:href="TF10001006"/>
  </office:meta>
</office:document-meta>
</file>